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4.75pt" svg:x="117.72pt" svg:y="178.36pt">
            <loext:p/>
            <draw:object draw:notify-on-update-of-ranges="Sheet1.A3:Sheet1.A3 Sheet1.B3:Sheet1.B3 Sheet1.C3:Sheet1.C3 Sheet1.D3:Sheet1.D3 Sheet1.E3:Sheet1.E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rsort</text:p>
          </table:table-cell>
          <table:table-cell office:value-type="string" calcext:value-type="string">
            <text:p>parsort</text:p>
          </table:table-cell>
          <table:table-cell office:value-type="string" calcext:value-type="string">
            <text:p>serqsel</text:p>
          </table:table-cell>
          <table:table-cell office:value-type="string" calcext:value-type="string">
            <text:p>ser countrc</text:p>
          </table:table-cell>
          <table:table-cell office:value-type="string" calcext:value-type="string">
            <text:p>ser countIt</text:p>
          </table:table-cell>
        </table:table-row>
        <table:table-row table:style-name="ro1">
          <table:table-cell table:number-columns-repeated="5" office:value-type="string" calcext:value-type="string">
            <text:p>mean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09:20:55.448070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1:17:43.642086030</meta:creation-date>
    <dc:date>2017-12-11T12:43:54.081479106</dc:date>
    <meta:editing-duration>PT2H51M25S</meta:editing-duration>
    <meta:editing-cycles>2</meta:editing-cycles>
    <meta:generator>LibreOffice/5.3.7.2.0$Linux_X86_64 LibreOffice_project/3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bar" chart:style-name="ch1">
        <chart:subtitle svg:x="6.411cm" svg:y="8.201cm" chart:style-name="ch2">
          <text:p>Input size = 10000000</text:p>
        </chart:subtitle>
        <chart:legend chart:legend-position="end" svg:x="13.314cm" svg:y="3.001cm" style:legend-expansion="high" chart:style-name="ch3"/>
        <chart:plot-area chart:style-name="ch4" table:cell-range-address="Sheet1.A3:Sheet1.E3" chart:data-source-has-labels="row" svg:x="1.354cm" svg:y="0.534cm" svg:width="11.581cm" svg:height="7.687cm">
          <chartooo:coordinate-region svg:x="1.975cm" svg:y="0.773cm" svg:width="10.96cm" svg:height="7.21cm"/>
          <chart:axis chart:dimension="x" chart:name="primary-x" chart:style-name="ch5"/>
          <chart:axis chart:dimension="y" chart:name="primary-y" chart:style-name="ch6">
            <chart:title svg:x="0.394cm" svg:y="5.717cm" chart:style-name="ch7">
              <text:p>Time: ns/element</text:p>
            </chart:title>
            <chart:grid chart:style-name="ch8" chart:class="major"/>
          </chart:axis>
          <chart:series chart:style-name="ch9" chart:values-cell-range-address="Sheet1.A3:Sheet1.A3" loext:label-string="serial_sort" chart:class="chart:bar">
            <chart:data-point/>
          </chart:series>
          <chart:series chart:style-name="ch10" chart:values-cell-range-address="Sheet1.B3:Sheet1.B3" loext:label-string="parallel_sort" chart:class="chart:bar">
            <chart:data-point/>
          </chart:series>
          <chart:series chart:style-name="ch11" chart:values-cell-range-address="Sheet1.C3:Sheet1.C3" loext:label-string="serial_qsel" chart:class="chart:bar">
            <chart:data-point/>
          </chart:series>
          <chart:series chart:style-name="ch12" chart:values-cell-range-address="Sheet1.D3:Sheet1.D3" loext:label-string="ser_countrc" chart:class="chart:bar">
            <chart:data-point/>
          </chart:series>
          <chart:series chart:style-name="ch13" chart:values-cell-range-address="Sheet1.E3:Sheet1.E3" loext:label-string="ser_countit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_sort</text:p>
              </table:table-cell>
              <table:table-cell office:value-type="string">
                <text:p>parallel_sort</text:p>
              </table:table-cell>
              <table:table-cell office:value-type="string">
                <text:p>serial_qsel</text:p>
              </table:table-cell>
              <table:table-cell office:value-type="string">
                <text:p>ser_countrc</text:p>
              </table:table-cell>
              <table:table-cell office:value-type="string">
                <text:p>ser_counti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">
                <text:p>71.8</text:p>
                <draw:g>
                  <svg:desc>Sheet1.A3:Sheet1.A3</svg:desc>
                </draw:g>
              </table:table-cell>
              <table:table-cell office:value-type="float" office:value="17.5">
                <text:p>17.5</text:p>
                <draw:g>
                  <svg:desc>Sheet1.B3:Sheet1.B3</svg:desc>
                </draw:g>
              </table:table-cell>
              <table:table-cell office:value-type="float" office:value="10.4">
                <text:p>10.4</text:p>
                <draw:g>
                  <svg:desc>Sheet1.C3:Sheet1.C3</svg:desc>
                </draw:g>
              </table:table-cell>
              <table:table-cell office:value-type="float" office:value="11.1">
                <text:p>11.1</text:p>
                <draw:g>
                  <svg:desc>Sheet1.D3:Sheet1.D3</svg:desc>
                </draw:g>
              </table:table-cell>
              <table:table-cell office:value-type="float" office:value="11.3">
                <text:p>11.3</text:p>
                <draw:g>
                  <svg:desc>Sheet1.E3:Sheet1.E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